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fd1" officeooo:paragraph-rsid="000d7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S</text:p>
      <text:p text:style-name="P1"/>
      <text:p text:style-name="P1"/>
      <text:p text:style-name="P1">BASE64</text:p>
      <text:p text:style-name="P1"><text:a xlink:type="simple" xlink:href="https://docs.python.org/2/library/base64.html" text:style-name="Internet_20_link" text:visited-style-name="Visited_20_Internet_20_Link">https://docs.python.org/2/library/base64.html</text:a></text:p>
      <text:p text:style-name="P1"/>
      <text:p text:style-name="P1">BF</text:p>
      <text:p text:style-name="P1"/>
      <text:p text:style-name="P1"/>
      <text:p text:style-name="P1">CAMELLIA</text:p>
      <text:p text:style-name="P1"/>
      <text:p text:style-name="P1"/>
      <text:p text:style-name="P1">CAST</text:p>
      <text:p text:style-name="P1"/>
      <text:p text:style-name="P1"/>
      <text:p text:style-name="P1">DES</text:p>
      <text:p text:style-name="P1"/>
      <text:p text:style-name="P1"/>
      <text:p text:style-name="P1">RC2</text:p>
      <text:p text:style-name="P1"/>
      <text:p text:style-name="P1"/>
      <text:p text:style-name="P1">SE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Hernandez</meta:initial-creator>
    <meta:creation-date>2016-11-24T19:36:28.930688509</meta:creation-date>
    <dc:date>2016-11-24T19:59:20.855736494</dc:date>
    <dc:creator>Victor Hernandez</dc:creator>
    <meta:editing-duration>PT22M52S</meta:editing-duration>
    <meta:editing-cycles>1</meta:editing-cycles>
    <meta:document-statistic meta:table-count="0" meta:image-count="0" meta:object-count="0" meta:page-count="1" meta:paragraph-count="9" meta:word-count="9" meta:character-count="78" meta:non-whitespace-character-count="78"/>
    <meta:generator>LibreOffice/4.4.4.3$Linux_X86_64 LibreOffice_project/40m0$Build-3</meta:generator>
  </office:meta>
</office:document-meta>
</file>